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order="0.06pt solid #000000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Row 1</text:p>
          </table:table-cell>
          <table:table-cell table:style-name="ce1" table:formula="of:=RAND() * 255" office:value-type="float" office:value="122.727412818289" calcext:value-type="float">
            <text:p>123</text:p>
          </table:table-cell>
          <table:table-cell table:style-name="ce1" table:formula="of:=RAND() * 255" office:value-type="float" office:value="43.8838165434061" calcext:value-type="float">
            <text:p>44</text:p>
          </table:table-cell>
          <table:table-cell table:style-name="ce1" table:formula="of:=RAND() * 255" office:value-type="float" office:value="60.1977300604352" calcext:value-type="float">
            <text:p>60</text:p>
          </table:table-cell>
          <table:table-cell table:style-name="ce1" table:formula="of:=RAND() * 255" office:value-type="float" office:value="46.1825581881218" calcext:value-type="float">
            <text:p>46</text:p>
          </table:table-cell>
          <table:table-cell table:style-name="ce1" table:formula="of:=RAND() * 255" office:value-type="float" office:value="219.381051845457" calcext:value-type="float">
            <text:p>219</text:p>
          </table:table-cell>
          <table:table-cell table:style-name="ce1" table:formula="of:=RAND() * 255" office:value-type="float" office:value="82.4686040445794" calcext:value-type="float">
            <text:p>82</text:p>
          </table:table-cell>
          <table:table-cell table:style-name="ce1" table:formula="of:=RAND() * 255" office:value-type="float" office:value="95.7345666546034" calcext:value-type="float">
            <text:p>96</text:p>
          </table:table-cell>
          <table:table-cell table:style-name="ce1" table:formula="of:=RAND() * 255" office:value-type="float" office:value="46.490295007969" calcext:value-type="float">
            <text:p>46</text:p>
          </table:table-cell>
          <table:table-cell table:style-name="ce1" table:formula="of:=RAND() * 255" office:value-type="float" office:value="69.316989295008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 2</text:p>
          </table:table-cell>
          <table:table-cell table:style-name="ce1" table:formula="of:=RAND() * 255" office:value-type="float" office:value="190.193995952964" calcext:value-type="float">
            <text:p>190</text:p>
          </table:table-cell>
          <table:table-cell table:style-name="ce1" table:formula="of:=RAND() * 255" office:value-type="float" office:value="80.7716707452901" calcext:value-type="float">
            <text:p>81</text:p>
          </table:table-cell>
          <table:table-cell table:style-name="ce1" table:formula="of:=RAND() * 255" office:value-type="float" office:value="246.309064764629" calcext:value-type="float">
            <text:p>246</text:p>
          </table:table-cell>
          <table:table-cell table:style-name="ce1" table:formula="of:=RAND() * 255" office:value-type="float" office:value="194.708295304602" calcext:value-type="float">
            <text:p>195</text:p>
          </table:table-cell>
          <table:table-cell table:style-name="ce1" table:formula="of:=RAND() * 255" office:value-type="float" office:value="207.581524414133" calcext:value-type="float">
            <text:p>208</text:p>
          </table:table-cell>
          <table:table-cell table:style-name="ce1" table:formula="of:=RAND() * 255" office:value-type="float" office:value="160.272902920952" calcext:value-type="float">
            <text:p>160</text:p>
          </table:table-cell>
          <table:table-cell table:style-name="ce1" table:formula="of:=RAND() * 255" office:value-type="float" office:value="61.8893839752374" calcext:value-type="float">
            <text:p>62</text:p>
          </table:table-cell>
          <table:table-cell table:style-name="ce1" table:formula="of:=RAND() * 255" office:value-type="float" office:value="17.2353872834958" calcext:value-type="float">
            <text:p>17</text:p>
          </table:table-cell>
          <table:table-cell table:style-name="ce1" table:formula="of:=RAND() * 255" office:value-type="float" office:value="217.584733276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 3</text:p>
          </table:table-cell>
          <table:table-cell table:style-name="ce1" table:formula="of:=RAND() * 255" office:value-type="float" office:value="64.5283505538276" calcext:value-type="float">
            <text:p>65</text:p>
          </table:table-cell>
          <table:table-cell table:style-name="ce1" table:formula="of:=RAND() * 255" office:value-type="float" office:value="230.281206254788" calcext:value-type="float">
            <text:p>230</text:p>
          </table:table-cell>
          <table:table-cell table:style-name="ce1" table:formula="of:=RAND() * 255" office:value-type="float" office:value="94.8164514293226" calcext:value-type="float">
            <text:p>95</text:p>
          </table:table-cell>
          <table:table-cell table:style-name="ce1" table:formula="of:=RAND() * 255" office:value-type="float" office:value="132.059331797437" calcext:value-type="float">
            <text:p>132</text:p>
          </table:table-cell>
          <table:table-cell table:style-name="ce1" table:formula="of:=RAND() * 255" office:value-type="float" office:value="56.4346752067976" calcext:value-type="float">
            <text:p>56</text:p>
          </table:table-cell>
          <table:table-cell table:style-name="ce1" table:formula="of:=RAND() * 255" office:value-type="float" office:value="170.658090578302" calcext:value-type="float">
            <text:p>171</text:p>
          </table:table-cell>
          <table:table-cell table:style-name="ce1" table:formula="of:=RAND() * 255" office:value-type="float" office:value="8.6680951286347" calcext:value-type="float">
            <text:p>9</text:p>
          </table:table-cell>
          <table:table-cell table:style-name="ce1" table:formula="of:=RAND() * 255" office:value-type="float" office:value="223.399068478862" calcext:value-type="float">
            <text:p>223</text:p>
          </table:table-cell>
          <table:table-cell table:style-name="ce1" table:formula="of:=RAND() * 255" office:value-type="float" office:value="243.367384500789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 4</text:p>
          </table:table-cell>
          <table:table-cell table:style-name="ce1" table:formula="of:=RAND() * 255" office:value-type="float" office:value="64.3643813938508" calcext:value-type="float">
            <text:p>64</text:p>
          </table:table-cell>
          <table:table-cell table:style-name="ce1" table:formula="of:=RAND() * 255" office:value-type="float" office:value="74.9098878421164" calcext:value-type="float">
            <text:p>75</text:p>
          </table:table-cell>
          <table:table-cell table:style-name="ce1" table:formula="of:=RAND() * 255" office:value-type="float" office:value="227.156757250448" calcext:value-type="float">
            <text:p>227</text:p>
          </table:table-cell>
          <table:table-cell table:style-name="ce1" table:formula="of:=RAND() * 255" office:value-type="float" office:value="112.442291414574" calcext:value-type="float">
            <text:p>112</text:p>
          </table:table-cell>
          <table:table-cell table:style-name="ce1" table:formula="of:=RAND() * 255" office:value-type="float" office:value="179.555160266118" calcext:value-type="float">
            <text:p>180</text:p>
          </table:table-cell>
          <table:table-cell table:style-name="ce1" table:formula="of:=RAND() * 255" office:value-type="float" office:value="86.515085358202" calcext:value-type="float">
            <text:p>87</text:p>
          </table:table-cell>
          <table:table-cell table:style-name="ce1" table:formula="of:=RAND() * 255" office:value-type="float" office:value="35.9319885161578" calcext:value-type="float">
            <text:p>36</text:p>
          </table:table-cell>
          <table:table-cell table:style-name="ce1" table:formula="of:=RAND() * 255" office:value-type="float" office:value="113.324563927838" calcext:value-type="float">
            <text:p>113</text:p>
          </table:table-cell>
          <table:table-cell table:style-name="ce1" table:formula="of:=RAND() * 255" office:value-type="float" office:value="9.36602431929243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 5</text:p>
          </table:table-cell>
          <table:table-cell table:style-name="ce1" table:formula="of:=RAND() * 255" office:value-type="float" office:value="26.2719261664273" calcext:value-type="float">
            <text:p>26</text:p>
          </table:table-cell>
          <table:table-cell table:style-name="ce1" table:formula="of:=RAND() * 255" office:value-type="float" office:value="38.4960870213764" calcext:value-type="float">
            <text:p>38</text:p>
          </table:table-cell>
          <table:table-cell table:style-name="ce1" table:formula="of:=RAND() * 255" office:value-type="float" office:value="118.490137987434" calcext:value-type="float">
            <text:p>118</text:p>
          </table:table-cell>
          <table:table-cell table:style-name="ce1" table:formula="of:=RAND() * 255" office:value-type="float" office:value="171.424740947029" calcext:value-type="float">
            <text:p>171</text:p>
          </table:table-cell>
          <table:table-cell table:style-name="ce1" table:formula="of:=RAND() * 255" office:value-type="float" office:value="200.370775838948" calcext:value-type="float">
            <text:p>200</text:p>
          </table:table-cell>
          <table:table-cell table:style-name="ce1" table:formula="of:=RAND() * 255" office:value-type="float" office:value="50.9035641274033" calcext:value-type="float">
            <text:p>51</text:p>
          </table:table-cell>
          <table:table-cell table:style-name="ce1" table:formula="of:=RAND() * 255" office:value-type="float" office:value="64.3922330375257" calcext:value-type="float">
            <text:p>64</text:p>
          </table:table-cell>
          <table:table-cell table:style-name="ce1" table:formula="of:=RAND() * 255" office:value-type="float" office:value="16.227288211756" calcext:value-type="float">
            <text:p>16</text:p>
          </table:table-cell>
          <table:table-cell table:style-name="ce1" table:formula="of:=RAND() * 255" office:value-type="float" office:value="84.809222300989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 6</text:p>
          </table:table-cell>
          <table:table-cell table:style-name="ce1" table:formula="of:=RAND() * 255" office:value-type="float" office:value="156.42542767039" calcext:value-type="float">
            <text:p>156</text:p>
          </table:table-cell>
          <table:table-cell table:style-name="ce1" table:formula="of:=RAND() * 255" office:value-type="float" office:value="81.4196109009381" calcext:value-type="float">
            <text:p>81</text:p>
          </table:table-cell>
          <table:table-cell table:style-name="ce1" table:formula="of:=RAND() * 255" office:value-type="float" office:value="148.047329406604" calcext:value-type="float">
            <text:p>148</text:p>
          </table:table-cell>
          <table:table-cell table:style-name="ce1" table:formula="of:=RAND() * 255" office:value-type="float" office:value="42.0272937023542" calcext:value-type="float">
            <text:p>42</text:p>
          </table:table-cell>
          <table:table-cell table:style-name="ce1" table:formula="of:=RAND() * 255" office:value-type="float" office:value="76.8000835811196" calcext:value-type="float">
            <text:p>77</text:p>
          </table:table-cell>
          <table:table-cell table:style-name="ce1" table:formula="of:=RAND() * 255" office:value-type="float" office:value="182.511638006759" calcext:value-type="float">
            <text:p>183</text:p>
          </table:table-cell>
          <table:table-cell table:style-name="ce1" table:formula="of:=RAND() * 255" office:value-type="float" office:value="99.4468204669287" calcext:value-type="float">
            <text:p>99</text:p>
          </table:table-cell>
          <table:table-cell table:style-name="ce1" table:formula="of:=RAND() * 255" office:value-type="float" office:value="194.51679405532" calcext:value-type="float">
            <text:p>195</text:p>
          </table:table-cell>
          <table:table-cell table:style-name="ce1" table:formula="of:=RAND() * 255" office:value-type="float" office:value="100.711016573368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l 1</text:p>
          </table:table-cell>
          <table:table-cell table:style-name="ce2" office:value-type="string" calcext:value-type="string">
            <text:p>Col 2</text:p>
          </table:table-cell>
          <table:table-cell table:style-name="ce2" office:value-type="string" calcext:value-type="string">
            <text:p>Col 3</text:p>
          </table:table-cell>
          <table:table-cell table:style-name="ce2" office:value-type="string" calcext:value-type="string">
            <text:p>Col 4</text:p>
          </table:table-cell>
          <table:table-cell table:style-name="ce2" office:value-type="string" calcext:value-type="string">
            <text:p>Col 5</text:p>
          </table:table-cell>
          <table:table-cell table:style-name="ce2" office:value-type="string" calcext:value-type="string">
            <text:p>Col 6</text:p>
          </table:table-cell>
          <table:table-cell table:style-name="ce2" office:value-type="string" calcext:value-type="string">
            <text:p>Col 7</text:p>
          </table:table-cell>
          <table:table-cell table:style-name="ce2" office:value-type="string" calcext:value-type="string">
            <text:p>Col 8</text:p>
          </table:table-cell>
          <table:table-cell table:style-name="ce2" office:value-type="string" calcext:value-type="string">
            <text:p>Col 9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20:37:12.827275155</meta:creation-date>
    <dc:date>2017-06-05T21:06:20.711460288</dc:date>
    <meta:editing-duration>PT29M7S</meta:editing-duration>
    <meta:editing-cycles>3</meta:editing-cycles>
    <meta:generator>LibreOffice/5.1.6.2$Linux_X86_64 LibreOffice_project/10m0$Build-2</meta:generator>
    <meta:document-statistic meta:table-count="1" meta:cell-count="69" meta:object-count="0"/>
  </office:meta>
</office:document-meta>
</file>